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16000001A0860388DDE8280F8A.png" manifest:media-type="image/png"/>
  <manifest:file-entry manifest:full-path="Pictures/1000020100000217000001A0FCAA150AD6C63812.png" manifest:media-type="image/png"/>
  <manifest:file-entry manifest:full-path="Pictures/100002010000031A00000463F13CA629D5DEA315.png" manifest:media-type="image/png"/>
  <manifest:file-entry manifest:full-path="Pictures/100002010000020D0000019EADAD92B3AD3E8707.png" manifest:media-type="image/png"/>
  <manifest:file-entry manifest:full-path="Pictures/100002010000021E0000019ECB8B3A1EAF8B1CDB.png" manifest:media-type="image/png"/>
  <manifest:file-entry manifest:full-path="Pictures/1000020100000208000001A1E91CB00AA3BB4C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igure 1</text:p>
          </draw:text-box>
        </draw:frame>
        <draw:frame draw:style-name="gr1" draw:text-style-name="P1" draw:layer="layout" svg:width="17.272cm" svg:height="24.43cm" svg:x="4.826cm" svg:y="0cm">
          <draw:image xlink:href="Pictures/100002010000031A00000463F13CA629D5DEA3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2 (audio schematic)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3</text:p>
          </draw:text-box>
        </draw:frame>
        <draw:frame draw:style-name="gr3" draw:text-style-name="P3" draw:layer="layout" svg:width="10.59cm" svg:height="8.492cm" svg:x="3.126cm" svg:y="6.748cm">
          <draw:image xlink:href="Pictures/1000020100000208000001A1E91CB00AA3BB4C70.png" xlink:type="simple" xlink:show="embed" xlink:actuate="onLoad">
            <text:p/>
          </draw:image>
        </draw:frame>
        <draw:frame draw:style-name="gr3" draw:text-style-name="P3" draw:layer="layout" svg:width="8.382cm" svg:height="6.403cm" svg:x="15.24cm" svg:y="4.772cm">
          <draw:image xlink:href="Pictures/100002010000021E0000019ECB8B3A1EAF8B1CDB.png" xlink:type="simple" xlink:show="embed" xlink:actuate="onLoad">
            <text:p/>
          </draw:image>
        </draw:frame>
        <draw:frame draw:style-name="gr3" draw:text-style-name="P3" draw:layer="layout" svg:width="8.382cm" svg:height="6.518cm" svg:x="15.24cm" svg:y="11.176cm">
          <draw:image xlink:href="Pictures/1000020100000217000001A0FCAA150AD6C638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Figure 4</text:p>
          </draw:text-box>
        </draw:frame>
        <draw:frame draw:style-name="gr3" draw:text-style-name="P3" draw:layer="layout" svg:width="13.89cm" svg:height="10.953cm" svg:x="14.11cm" svg:y="4.343cm">
          <draw:image xlink:href="Pictures/100002010000020D0000019EADAD92B3AD3E8707.png" xlink:type="simple" xlink:show="embed" xlink:actuate="onLoad">
            <text:p/>
          </draw:image>
        </draw:frame>
        <draw:frame draw:style-name="gr3" draw:text-style-name="P3" draw:layer="layout" svg:width="14.128cm" svg:height="11.006cm" svg:x="0cm" svg:y="4.29cm">
          <draw:image xlink:href="Pictures/1000020100000216000001A0860388DDE82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5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7:35:18.846366074</meta:creation-date>
    <dc:date>2018-09-19T11:29:10.073358105</dc:date>
    <meta:editing-duration>P1DT4H38M53S</meta:editing-duration>
    <meta:editing-cycles>8</meta:editing-cycles>
    <meta:generator>LibreOffice/6.0.3.2$Linux_X86_64 LibreOffice_project/00m0$Build-2</meta:generator>
    <meta:document-statistic meta:object-count="42"/>
  </office:meta>
</office:document-meta>
</file>